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T4_8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/>
    <style:style style:name="T24_3" style:family="text"/>
    <style:style style:name="T24_4" style:family="text"/>
    <style:style style:name="T24_5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T30_6" style:family="text"/>
    <style:style style:name="T30_7" style:family="text"/>
    <style:style style:name="T30_8" style:family="text"/>
    <style:style style:name="T30_9" style:family="text"/>
    <style:style style:name="T30_10" style:family="text"/>
    <style:style style:name="T30_11" style:family="text"/>
    <style:style style:name="T30_12" style:family="text"/>
    <style:style style:name="T30_13" style:family="text"/>
    <style:style style:name="T30_14" style:family="text"/>
    <style:style style:name="T30_15" style:family="text"/>
    <style:style style:name="T30_16" style:family="text"/>
    <style:style style:name="T30_17" style:family="text"/>
    <style:style style:name="T30_18" style:family="text"/>
    <style:style style:name="T30_19" style:family="text"/>
    <style:style style:name="T30_20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P32" style:family="paragraph" style:parent-style-name="Standard">
      <style:paragraph-properties fo:break-before="auto" fo:line-height="115%" style:writing-mode="lr-tb"/>
    </style:style>
    <style:style style:name="T32_1" style:family="text"/>
    <style:style style:name="T32_2" style:family="text"/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T37_16" style:family="text"/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T40_6" style:family="text"/>
    <style:style style:name="T40_7" style:family="text"/>
    <style:style style:name="T40_8" style:family="text"/>
    <style:style style:name="T40_9" style:family="text"/>
    <style:style style:name="T40_10" style:family="text"/>
    <style:style style:name="T40_11" style:family="text"/>
    <style:style style:name="T40_12" style:family="text"/>
    <style:style style:name="T40_13" style:family="text"/>
    <style:style style:name="T40_14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/>
    <style:style style:name="T46_22" style:family="text"/>
    <style:style style:name="T46_23" style:family="text"/>
    <style:style style:name="T46_24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P53" style:family="paragraph" style:parent-style-name="Standard">
      <style:paragraph-properties fo:break-before="auto" fo:line-height="115%" style:writing-mode="lr-tb"/>
    </style:style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/>
    <style:style style:name="T56_17" style:family="text"/>
    <style:style style:name="T56_18" style:family="text"/>
    <style:style style:name="T56_19" style:family="text"/>
    <style:style style:name="T56_20" style:family="text"/>
    <style:style style:name="T56_21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P60" style:family="paragraph" style:parent-style-name="Standard">
      <style:paragraph-properties fo:break-before="auto" fo:line-height="115%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T62_10" style:family="text"/>
    <style:style style:name="T62_11" style:family="text"/>
    <style:style style:name="T62_12" style:family="text"/>
    <style:style style:name="T62_13" style:family="text"/>
    <style:style style:name="T62_14" style:family="text"/>
    <style:style style:name="T62_15" style:family="text"/>
    <style:style style:name="T62_16" style:family="text"/>
    <style:style style:name="T62_17" style:family="text"/>
    <style:style style:name="T62_18" style:family="text"/>
    <style:style style:name="T62_19" style:family="text"/>
    <style:style style:name="T62_20" style:family="text"/>
    <style:style style:name="T62_21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T73_23" style:family="text"/>
    <style:style style:name="T73_24" style:family="text"/>
    <style:style style:name="T73_25" style:family="text"/>
    <style:style style:name="T73_26" style:family="text"/>
    <style:style style:name="T73_27" style:family="text"/>
    <style:style style:name="T73_28" style:family="text"/>
    <style:style style:name="T73_29" style:family="text"/>
    <style:style style:name="T73_30" style:family="text"/>
    <style:style style:name="T73_31" style:family="text"/>
    <style:style style:name="T73_32" style:family="text"/>
    <style:style style:name="T73_33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T76_24" style:family="text"/>
    <style:style style:name="T76_25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T87_5" style:family="text"/>
    <style:style style:name="T87_6" style:family="text"/>
    <style:style style:name="T87_7" style:family="text"/>
    <style:style style:name="T87_8" style:family="text"/>
    <style:style style:name="T87_9" style:family="text"/>
    <style:style style:name="T87_10" style:family="text"/>
    <style:style style:name="T87_11" style:family="text"/>
    <style:style style:name="T87_12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P102" style:family="paragraph" style:parent-style-name="Standard">
      <style:paragraph-properties fo:break-before="auto" fo:line-height="115%" style:writing-mode="lr-tb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P105" style:family="paragraph" style:parent-style-name="Standard">
      <style:paragraph-properties fo:break-before="auto" fo:line-height="115%" style:writing-mode="lr-tb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T109_6" style:family="text"/>
    <style:style style:name="T109_7" style:family="text"/>
    <style:style style:name="T109_8" style:family="text"/>
    <style:style style:name="T109_9" style:family="text"/>
    <style:style style:name="T109_10" style:family="text"/>
    <style:style style:name="T109_11" style:family="text"/>
    <style:style style:name="T109_12" style:family="text"/>
    <style:style style:name="T109_13" style:family="text"/>
    <style:style style:name="T109_14" style:family="text"/>
    <style:style style:name="T109_15" style:family="text"/>
    <style:style style:name="T109_16" style:family="text"/>
    <style:style style:name="T109_17" style:family="text"/>
    <style:style style:name="T109_18" style:family="text"/>
    <style:style style:name="T109_19" style:family="text"/>
    <style:style style:name="T109_20" style:family="text"/>
    <style:style style:name="P110" style:family="paragraph" style:parent-style-name="Standard">
      <style:paragraph-properties fo:break-before="auto" fo:line-height="115%" style:writing-mode="lr-tb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P113" style:family="paragraph" style:parent-style-name="Standard">
      <style:paragraph-properties fo:break-before="auto" fo:line-height="115%" style:writing-mode="lr-tb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P123" style:family="paragraph" style:parent-style-name="Standard">
      <style:paragraph-properties fo:break-before="auto" fo:line-height="115%" style:writing-mode="lr-tb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P125" style:family="paragraph" style:parent-style-name="Standard">
      <style:paragraph-properties fo:break-before="auto" fo:line-height="115%" style:writing-mode="lr-tb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P128" style:family="paragraph" style:parent-style-name="Standard">
      <style:paragraph-properties fo:break-before="auto" fo:line-height="115%" style:writing-mode="lr-tb"/>
    </style:style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T129_27" style:family="text"/>
    <style:style style:name="T129_28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T130_13" style:family="text"/>
    <style:style style:name="T130_14" style:family="text"/>
    <style:style style:name="T130_15" style:family="text"/>
    <style:style style:name="T130_16" style:family="text"/>
    <style:style style:name="T130_17" style:family="text"/>
    <style:style style:name="T130_18" style:family="text"/>
    <style:style style:name="T130_19" style:family="text"/>
    <style:style style:name="T130_20" style:family="text"/>
    <style:style style:name="T130_21" style:family="text"/>
    <style:style style:name="T130_22" style:family="text"/>
    <style:style style:name="T130_23" style:family="text"/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P133" style:family="paragraph" style:parent-style-name="Standard">
      <style:paragraph-properties fo:break-before="auto" fo:line-height="115%" style:writing-mode="lr-tb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T134_11" style:family="text"/>
    <style:style style:name="T134_12" style:family="text"/>
    <style:style style:name="T134_13" style:family="text"/>
    <style:style style:name="T134_14" style:family="text"/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P136" style:family="paragraph" style:parent-style-name="Standard">
      <style:paragraph-properties fo:break-before="auto" fo:line-height="115%" style:writing-mode="lr-tb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P138" style:family="paragraph" style:parent-style-name="Standard">
      <style:paragraph-properties fo:break-before="auto" fo:line-height="115%" style:writing-mode="lr-tb"/>
    </style:style>
    <style:style style:name="P139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Exercise</text:span><text:span text:style-name="T1_2"><text:s/>1.<text:s/></text:span><text:span text:style-name="T1_3">Given</text:span><text:span text:style-name="T1_4"><text:s/></text:span><text:span text:style-name="T1_5">the</text:span><text:span text:style-name="T1_6"><text:s/></text:span><text:span text:style-name="T1_7">sets</text:span><text:span text:style-name="T1_8"><text:s/></text:span><text:span text:style-name="T1_9">A</text:span><text:span text:style-name="T1_10"><text:s/>=<text:s/>{1,<text:s/>2,<text:s/>3,<text:s/>4,<text:s/>5}<text:s/></text:span><text:span text:style-name="T1_11">and</text:span><text:span text:style-name="T1_12"><text:s/></text:span><text:span text:style-name="T1_13">B</text:span><text:span text:style-name="T1_14"><text:s/>=<text:s/>{2,<text:s/>4,<text:s/>6},<text:s/></text:span><text:span text:style-name="T1_15">calculate</text:span><text:span text:style-name="T1_16"><text:s/></text:span><text:span text:style-name="T1_17">the</text:span></text:p>
      <text:p text:style-name="P2"><text:span text:style-name="T2_1">following</text:span><text:span text:style-name="T2_2"><text:s/></text:span><text:span text:style-name="T2_3">sets</text:span><text:span text:style-name="T2_4">:</text:span></text:p>
      <text:p text:style-name="P3"><text:span text:style-name="T3_1">(</text:span><text:span text:style-name="T3_2">a</text:span><text:span text:style-name="T3_3">)<text:s/></text:span><text:span text:style-name="T3_4">A</text:span><text:span text:style-name="T3_5"><text:s/>∪<text:s/>(</text:span><text:span text:style-name="T3_6">B</text:span><text:span text:style-name="T3_7"><text:s/>∩<text:s/></text:span><text:span text:style-name="T3_8">A</text:span><text:span text:style-name="T3_9">)</text:span></text:p>
      <text:p text:style-name="P4"><text:span text:style-name="T4_1">(</text:span><text:span text:style-name="T4_2">b</text:span><text:span text:style-name="T4_3">)<text:s/>(</text:span><text:span text:style-name="T4_4">A</text:span><text:span text:style-name="T4_5"><text:s/>∩<text:s/></text:span><text:span text:style-name="T4_6">B</text:span><text:span text:style-name="T4_7">)<text:s/>∪<text:s/></text:span><text:span text:style-name="T4_8">B</text:span></text:p>
      <text:p text:style-name="P5"><text:span text:style-name="T5_1">(</text:span><text:span text:style-name="T5_2">c</text:span><text:span text:style-name="T5_3">)<text:s/></text:span><text:span text:style-name="T5_4">A</text:span><text:span text:style-name="T5_5"><text:s/>−<text:s/></text:span><text:span text:style-name="T5_6">B</text:span></text:p>
      <text:p text:style-name="P6"><text:span text:style-name="T6_1">(</text:span><text:span text:style-name="T6_2">d</text:span><text:span text:style-name="T6_3">)<text:s/>(</text:span><text:span text:style-name="T6_4">B</text:span><text:span text:style-name="T6_5"><text:s/>−<text:s/></text:span><text:span text:style-name="T6_6">A</text:span><text:span text:style-name="T6_7">)<text:s/>∩<text:s/></text:span><text:span text:style-name="T6_8">B</text:span></text:p>
      <text:p text:style-name="P7"><text:span text:style-name="T7_1">(</text:span><text:span text:style-name="T7_2">e</text:span><text:span text:style-name="T7_3">)<text:s/></text:span><text:span text:style-name="T7_4">A</text:span><text:span text:style-name="T7_5"><text:s/>∪<text:s/>(</text:span><text:span text:style-name="T7_6">B</text:span><text:span text:style-name="T7_7"><text:s/>−<text:s/></text:span><text:span text:style-name="T7_8">A</text:span><text:span text:style-name="T7_9">)</text:span></text:p>
      <text:p text:style-name="P8"/>
      <text:p text:style-name="P9"><text:span text:style-name="T9_1">Exercise</text:span><text:span text:style-name="T9_2"><text:s/>2.<text:s/></text:span><text:span text:style-name="T9_3">Work</text:span><text:span text:style-name="T9_4"><text:s/></text:span><text:span text:style-name="T9_5">out</text:span><text:span text:style-name="T9_6"><text:s/></text:span><text:span text:style-name="T9_7">the</text:span><text:span text:style-name="T9_8"><text:s/></text:span><text:span text:style-name="T9_9">values</text:span><text:span text:style-name="T9_10"><text:s/></text:span><text:span text:style-name="T9_11">of</text:span><text:span text:style-name="T9_12"><text:s/></text:span><text:span text:style-name="T9_13">the</text:span><text:span text:style-name="T9_14"><text:s/></text:span><text:span text:style-name="T9_15">following</text:span><text:span text:style-name="T9_16"><text:s/></text:span><text:span text:style-name="T9_17">set</text:span><text:span text:style-name="T9_18"><text:s/></text:span><text:span text:style-name="T9_19">expressions</text:span><text:span text:style-name="T9_20">,<text:s/></text:span><text:span text:style-name="T9_21">and</text:span><text:span text:style-name="T9_22"><text:s/></text:span><text:span text:style-name="T9_23">then</text:span></text:p>
      <text:p text:style-name="P10"><text:span text:style-name="T10_1">check</text:span><text:span text:style-name="T10_2"><text:s/></text:span><text:span text:style-name="T10_3">your</text:span><text:span text:style-name="T10_4"><text:s/></text:span><text:span text:style-name="T10_5">answer</text:span><text:span text:style-name="T10_6"><text:s/></text:span><text:span text:style-name="T10_7">using</text:span><text:span text:style-name="T10_8"><text:s/></text:span><text:span text:style-name="T10_9">the</text:span><text:span text:style-name="T10_10"><text:s/></text:span><text:span text:style-name="T10_11">Haskell</text:span><text:span text:style-name="T10_12"><text:s/></text:span><text:span text:style-name="T10_13">expression</text:span><text:span text:style-name="T10_14"><text:s/></text:span><text:span text:style-name="T10_15">that</text:span><text:span text:style-name="T10_16"><text:s/></text:span><text:span text:style-name="T10_17">follows</text:span><text:span text:style-name="T10_18">.</text:span></text:p>
      <text:p text:style-name="P11"><text:span text:style-name="T11_1">(</text:span><text:span text:style-name="T11_2">a</text:span><text:span text:style-name="T11_3">)<text:s/>[1,2,3]<text:s/>+++<text:s/>[3]</text:span></text:p>
      <text:p text:style-name="P12"><text:span text:style-name="T12_1">(</text:span><text:span text:style-name="T12_2">b</text:span><text:span text:style-name="T12_3">)<text:s/>[4,2]<text:s/>+++<text:s/>[2,4]</text:span></text:p>
      <text:p text:style-name="P13"><text:span text:style-name="T13_1">(</text:span><text:span text:style-name="T13_2">c</text:span><text:span text:style-name="T13_3">)<text:s/>[1,2,3]<text:s/>***<text:s/>[3]</text:span></text:p>
      <text:p text:style-name="P14"><text:span text:style-name="T14_1">(</text:span><text:span text:style-name="T14_2">d</text:span><text:span text:style-name="T14_3">)<text:s/>[]<text:s/>***<text:s/>[1,3,5]</text:span></text:p>
      <text:p text:style-name="P15"><text:span text:style-name="T15_1">(</text:span><text:span text:style-name="T15_2">e</text:span><text:span text:style-name="T15_3">)<text:s/>[1,2,3]<text:s text:c="2"/>̃<text:s/>̃<text:s/>̃<text:s/>[3]</text:span></text:p>
      <text:p text:style-name="P16"><text:span text:style-name="T16_1">(</text:span><text:span text:style-name="T16_2">f</text:span><text:span text:style-name="T16_3"><text:s/>)<text:s/>[2,3]<text:s text:c="2"/>̃<text:s/>̃<text:s/>̃<text:s/>[1,2,3]</text:span></text:p>
      <text:p text:style-name="P17"><text:span text:style-name="T17_1">(</text:span><text:span text:style-name="T17_2">g</text:span><text:span text:style-name="T17_3">)<text:s/>[1,2,3]<text:s/>***<text:s/>[1,2]</text:span></text:p>
      <text:p text:style-name="P18"><text:span text:style-name="T18_1">(</text:span><text:span text:style-name="T18_2">h</text:span><text:span text:style-name="T18_3">)<text:s/>[1,2,3]<text:s/>+++<text:s/>[4,5,6]</text:span></text:p>
      <text:p text:style-name="P19"><text:span text:style-name="T19_1">(</text:span><text:span text:style-name="T19_2">i</text:span><text:span text:style-name="T19_3">)<text:s/>([4,3]<text:s text:c="2"/>̃<text:s/>̃<text:s/>̃<text:s/>[5,4])<text:s/>***<text:s/>[1,2]</text:span></text:p>
      <text:p text:style-name="P20"><text:span text:style-name="T20_1">(</text:span><text:span text:style-name="T20_2">j</text:span><text:span text:style-name="T20_3">)<text:s/>([3,2,4]<text:s/>+++<text:s/>[4,2])<text:s text:c="2"/>̃<text:s/>̃<text:s/>̃<text:s/>[2,3]</text:span></text:p>
      <text:p text:style-name="P21"><text:span text:style-name="T21_1">(</text:span><text:span text:style-name="T21_2">k</text:span><text:span text:style-name="T21_3">)<text:s/></text:span><text:span text:style-name="T21_4">subset</text:span><text:span text:style-name="T21_5"><text:s/>[3,4]<text:s/>[4,5,6]</text:span></text:p>
      <text:p text:style-name="P22"><text:span text:style-name="T22_1">(</text:span><text:span text:style-name="T22_2">l</text:span><text:span text:style-name="T22_3">)<text:s/></text:span><text:span text:style-name="T22_4">subset</text:span><text:span text:style-name="T22_5"><text:s/>[1,3]<text:s/>[4,1,3,6]</text:span></text:p>
      <text:p text:style-name="P23"><text:span text:style-name="T23_1">(</text:span><text:span text:style-name="T23_2">m</text:span><text:span text:style-name="T23_3">)<text:s/></text:span><text:span text:style-name="T23_4">subset</text:span><text:span text:style-name="T23_5"><text:s/>[]<text:s/>[1,2,3]</text:span></text:p>
      <text:p text:style-name="P24"><text:span text:style-name="T24_1">(</text:span><text:span text:style-name="T24_2">n</text:span><text:span text:style-name="T24_3">)<text:s/></text:span><text:span text:style-name="T24_4">setEq</text:span><text:span text:style-name="T24_5"><text:s/>[1,2]<text:s/>[2,1]</text:span></text:p>
      <text:p text:style-name="P25"><text:span text:style-name="T25_1">(</text:span><text:span text:style-name="T25_2">o</text:span><text:span text:style-name="T25_3">)<text:s/></text:span><text:span text:style-name="T25_4">setEq</text:span><text:span text:style-name="T25_5"><text:s/>[3,4,6]<text:s/>[2,3,5]</text:span></text:p>
      <text:p text:style-name="P26"><text:span text:style-name="T26_1">(</text:span><text:span text:style-name="T26_2">p</text:span><text:span text:style-name="T26_3">)<text:s/>[1,2,3]<text:s text:c="2"/>̃<text:s/>̃<text:s/>̃<text:s/>[1]</text:span></text:p>
      <text:p text:style-name="P27"><text:span text:style-name="T27_1">(</text:span><text:span text:style-name="T27_2">q</text:span><text:span text:style-name="T27_3">)<text:s/>[]<text:s text:c="2"/>̃<text:s/>̃<text:s/>̃<text:s/>[1,2]</text:span></text:p>
      <text:p text:style-name="P28"/>
      <text:p text:style-name="P29"><text:span text:style-name="T29_1">Exercise</text:span><text:span text:style-name="T29_2"><text:s/>3.<text:s/></text:span><text:span text:style-name="T29_3">The</text:span><text:span text:style-name="T29_4"><text:s/></text:span><text:span text:style-name="T29_5">function</text:span></text:p>
      <text:p text:style-name="P30"><text:span text:style-name="T30_1">powerset</text:span><text:span text:style-name="T30_2"><text:s/>::<text:s/>(</text:span><text:span text:style-name="T30_3">Eq</text:span><text:span text:style-name="T30_4"><text:s/></text:span><text:span text:style-name="T30_5">a</text:span><text:span text:style-name="T30_6">,<text:s/></text:span><text:span text:style-name="T30_7">Show</text:span><text:span text:style-name="T30_8"><text:s/></text:span><text:span text:style-name="T30_9">a</text:span><text:span text:style-name="T30_10">)<text:s/>=&gt;<text:s/></text:span><text:span text:style-name="T30_11">Set</text:span><text:span text:style-name="T30_12"><text:s/></text:span><text:span text:style-name="T30_13">a</text:span><text:span text:style-name="T30_14"><text:s/>-&gt;<text:s/></text:span><text:span text:style-name="T30_15">Set</text:span><text:span text:style-name="T30_16"><text:s/>(</text:span><text:span text:style-name="T30_17">Set</text:span><text:span text:style-name="T30_18"><text:s/></text:span><text:span text:style-name="T30_19">a</text:span><text:span text:style-name="T30_20">)</text:span></text:p>
      <text:p text:style-name="P31"><text:span text:style-name="T31_1">takes</text:span><text:span text:style-name="T31_2"><text:s/></text:span><text:span text:style-name="T31_3">a</text:span><text:span text:style-name="T31_4"><text:s/></text:span><text:span text:style-name="T31_5">set</text:span><text:span text:style-name="T31_6"><text:s/></text:span><text:span text:style-name="T31_7">and</text:span><text:span text:style-name="T31_8"><text:s/></text:span><text:span text:style-name="T31_9">returns</text:span><text:span text:style-name="T31_10"><text:s/></text:span><text:span text:style-name="T31_11">its</text:span><text:span text:style-name="T31_12"><text:s/></text:span><text:span text:style-name="T31_13">power</text:span><text:span text:style-name="T31_14"><text:s/></text:span><text:span text:style-name="T31_15">set</text:span><text:span text:style-name="T31_16">.<text:s/></text:span><text:span text:style-name="T31_17">Work</text:span><text:span text:style-name="T31_18"><text:s/></text:span><text:span text:style-name="T31_19">out</text:span><text:span text:style-name="T31_20"><text:s/></text:span><text:span text:style-name="T31_21">the</text:span><text:span text:style-name="T31_22"><text:s/></text:span><text:span text:style-name="T31_23">values</text:span><text:span text:style-name="T31_24"><text:s/></text:span><text:span text:style-name="T31_25">of</text:span><text:span text:style-name="T31_26"><text:s/></text:span><text:span text:style-name="T31_27">the</text:span><text:span text:style-name="T31_28"><text:s/></text:span><text:span text:style-name="T31_29">following</text:span></text:p>
      <text:p text:style-name="P32"><text:span text:style-name="T32_1">expressions</text:span><text:span text:style-name="T32_2">:</text:span></text:p>
      <text:p text:style-name="P33"><text:span text:style-name="T33_1">powerset</text:span><text:span text:style-name="T33_2"><text:s/>[3,2,4]</text:span></text:p>
      <text:p text:style-name="P34"><text:span text:style-name="T34_1">powerset</text:span><text:span text:style-name="T34_2"><text:s/>[2]</text:span></text:p>
      <text:p text:style-name="P35"/>
      <text:p text:style-name="P36"><text:span text:style-name="T36_1">Exercise</text:span><text:span text:style-name="T36_2"><text:s/>4.<text:s/></text:span><text:span text:style-name="T36_3">The</text:span><text:span text:style-name="T36_4"><text:s/></text:span><text:span text:style-name="T36_5">cross</text:span><text:span text:style-name="T36_6"><text:s/></text:span><text:span text:style-name="T36_7">product</text:span><text:span text:style-name="T36_8"><text:s/></text:span><text:span text:style-name="T36_9">of</text:span><text:span text:style-name="T36_10"><text:s/></text:span><text:span text:style-name="T36_11">two</text:span><text:span text:style-name="T36_12"><text:s/></text:span><text:span text:style-name="T36_13">sets</text:span><text:span text:style-name="T36_14"><text:s/></text:span><text:span text:style-name="T36_15">A</text:span><text:span text:style-name="T36_16"><text:s/></text:span><text:span text:style-name="T36_17">and</text:span><text:span text:style-name="T36_18"><text:s/></text:span><text:span text:style-name="T36_19">B</text:span><text:span text:style-name="T36_20"><text:s/></text:span><text:span text:style-name="T36_21">is</text:span><text:span text:style-name="T36_22"><text:s/></text:span><text:span text:style-name="T36_23">defined</text:span><text:span text:style-name="T36_24"><text:s/></text:span><text:span text:style-name="T36_25">as</text:span></text:p>
      <text:p text:style-name="P37"><text:span text:style-name="T37_1">A</text:span><text:span text:style-name="T37_2"><text:s/>×<text:s/></text:span><text:span text:style-name="T37_3">B</text:span><text:span text:style-name="T37_4"><text:s/>=<text:s/>{(</text:span><text:span text:style-name="T37_5">a</text:span><text:span text:style-name="T37_6">,<text:s/></text:span><text:span text:style-name="T37_7">b</text:span><text:span text:style-name="T37_8">)<text:s/>|<text:s/></text:span><text:span text:style-name="T37_9">a</text:span><text:span text:style-name="T37_10"><text:s/>∈<text:s/></text:span><text:span text:style-name="T37_11">A</text:span><text:span text:style-name="T37_12">,<text:s/></text:span><text:span text:style-name="T37_13">b</text:span><text:span text:style-name="T37_14"><text:s/>∈<text:s/></text:span><text:span text:style-name="T37_15">B</text:span><text:span text:style-name="T37_16">}</text:span></text:p>
      <text:p text:style-name="P38"><text:span text:style-name="T38_1">The</text:span><text:span text:style-name="T38_2"><text:s/></text:span><text:span text:style-name="T38_3">function</text:span></text:p>
      <text:p text:style-name="P39"><text:span text:style-name="T39_1">crossproduct</text:span><text:span text:style-name="T39_2"><text:s/>::<text:s/>(</text:span><text:span text:style-name="T39_3">Eq</text:span><text:span text:style-name="T39_4"><text:s/></text:span><text:span text:style-name="T39_5">a</text:span><text:span text:style-name="T39_6">,<text:s/></text:span><text:span text:style-name="T39_7">Show</text:span><text:span text:style-name="T39_8"><text:s/></text:span><text:span text:style-name="T39_9">a</text:span><text:span text:style-name="T39_10">,<text:s/></text:span><text:span text:style-name="T39_11">Eq</text:span><text:span text:style-name="T39_12"><text:s/></text:span><text:span text:style-name="T39_13">b</text:span><text:span text:style-name="T39_14">,<text:s/></text:span><text:span text:style-name="T39_15">Show</text:span><text:span text:style-name="T39_16"><text:s/></text:span><text:span text:style-name="T39_17">b</text:span><text:span text:style-name="T39_18">)<text:s/>=&gt;</text:span></text:p>
      <text:p text:style-name="P40"><text:span text:style-name="T40_1">Set</text:span><text:span text:style-name="T40_2"><text:s/></text:span><text:span text:style-name="T40_3">a</text:span><text:span text:style-name="T40_4"><text:s/>-&gt;<text:s/></text:span><text:span text:style-name="T40_5">Set</text:span><text:span text:style-name="T40_6"><text:s/></text:span><text:span text:style-name="T40_7">b</text:span><text:span text:style-name="T40_8"><text:s/>-&gt;<text:s/></text:span><text:span text:style-name="T40_9">Set</text:span><text:span text:style-name="T40_10"><text:s/>(</text:span><text:span text:style-name="T40_11">a</text:span><text:span text:style-name="T40_12">,</text:span><text:span text:style-name="T40_13">b</text:span><text:span text:style-name="T40_14">)</text:span></text:p>
      <text:p text:style-name="P41"><text:span text:style-name="T41_1">takes</text:span><text:span text:style-name="T41_2"><text:s/></text:span><text:span text:style-name="T41_3">two</text:span><text:span text:style-name="T41_4"><text:s/></text:span><text:span text:style-name="T41_5">sets</text:span><text:span text:style-name="T41_6"><text:s/></text:span><text:span text:style-name="T41_7">and</text:span><text:span text:style-name="T41_8"><text:s/></text:span><text:span text:style-name="T41_9">returns</text:span><text:span text:style-name="T41_10"><text:s/></text:span><text:span text:style-name="T41_11">their</text:span><text:span text:style-name="T41_12"><text:s/></text:span><text:span text:style-name="T41_13">cross</text:span><text:span text:style-name="T41_14"><text:s/></text:span><text:span text:style-name="T41_15">product</text:span><text:span text:style-name="T41_16">.<text:s/></text:span><text:span text:style-name="T41_17">Evaluate</text:span><text:span text:style-name="T41_18"><text:s/></text:span><text:span text:style-name="T41_19">these</text:span><text:span text:style-name="T41_20"><text:s/></text:span><text:span text:style-name="T41_21">expressions</text:span><text:span text:style-name="T41_22">:</text:span></text:p>
      <text:p text:style-name="P42"><text:span text:style-name="T42_1">crossproduct</text:span><text:span text:style-name="T42_2"><text:s/>[1,2,3]<text:s/>[’</text:span><text:span text:style-name="T42_3">a</text:span><text:span text:style-name="T42_4">’,’</text:span><text:span text:style-name="T42_5">b</text:span><text:span text:style-name="T42_6">’]</text:span></text:p>
      <text:p text:style-name="P43"><text:span text:style-name="T43_1">crossproduct</text:span><text:span text:style-name="T43_2"><text:s/>[1]<text:s/>[’</text:span><text:span text:style-name="T43_3">a</text:span><text:span text:style-name="T43_4">’,’</text:span><text:span text:style-name="T43_5">b</text:span><text:span text:style-name="T43_6">’]</text:span></text:p>
      <text:p text:style-name="P44"/>
      <text:p text:style-name="P45"><text:span text:style-name="T45_1">Exercise</text:span><text:span text:style-name="T45_2"><text:s/>5.<text:s/></text:span><text:span text:style-name="T45_3">In</text:span><text:span text:style-name="T45_4"><text:s/></text:span><text:span text:style-name="T45_5">the</text:span><text:span text:style-name="T45_6"><text:s/></text:span><text:span text:style-name="T45_7">following</text:span><text:span text:style-name="T45_8"><text:s/></text:span><text:span text:style-name="T45_9">exercise</text:span><text:span text:style-name="T45_10">,<text:s/></text:span><text:span text:style-name="T45_11">let</text:span><text:span text:style-name="T45_12"><text:s/></text:span><text:span text:style-name="T45_13">u</text:span><text:span text:style-name="T45_14"><text:s/></text:span><text:span text:style-name="T45_15">be</text:span><text:span text:style-name="T45_16"><text:s/>[1,2,3,4,5,6,7,8,9,10],<text:s/></text:span><text:span text:style-name="T45_17">a</text:span></text:p>
      <text:p text:style-name="P46"><text:span text:style-name="T46_1">be</text:span><text:span text:style-name="T46_2"><text:s/>[2,3,4],<text:s/></text:span><text:span text:style-name="T46_3">b</text:span><text:span text:style-name="T46_4"><text:s/></text:span><text:span text:style-name="T46_5">be</text:span><text:span text:style-name="T46_6"><text:s/>[5,6,7]<text:s/></text:span><text:span text:style-name="T46_7">and</text:span><text:span text:style-name="T46_8"><text:s/></text:span><text:span text:style-name="T46_9">c</text:span><text:span text:style-name="T46_10"><text:s/></text:span><text:span text:style-name="T46_11">be</text:span><text:span text:style-name="T46_12"><text:s/>[1,2].<text:s/></text:span><text:span text:style-name="T46_13">Give</text:span><text:span text:style-name="T46_14"><text:s/></text:span><text:span text:style-name="T46_15">the</text:span><text:span text:style-name="T46_16"><text:s/></text:span><text:span text:style-name="T46_17">elements</text:span><text:span text:style-name="T46_18"><text:s/></text:span><text:span text:style-name="T46_19">of</text:span><text:span text:style-name="T46_20"><text:s/></text:span><text:span text:style-name="T46_21">each</text:span><text:span text:style-name="T46_22"><text:s/></text:span><text:span text:style-name="T46_23">set</text:span><text:span text:style-name="T46_24">:</text:span></text:p>
      <text:p text:style-name="P47"><text:span text:style-name="T47_1">a</text:span><text:span text:style-name="T47_2"><text:s/>+++<text:s/></text:span><text:span text:style-name="T47_3">b</text:span></text:p>
      <text:p text:style-name="P48"><text:span text:style-name="T48_1">u</text:span><text:span text:style-name="T48_2"><text:s/>̃<text:s/>̃<text:s/>̃</text:span><text:span text:style-name="T48_3">a</text:span><text:span text:style-name="T48_4"><text:s/>***<text:s/>(</text:span><text:span text:style-name="T48_5">b</text:span><text:span text:style-name="T48_6"><text:s/>+++<text:s/></text:span><text:span text:style-name="T48_7">c</text:span><text:span text:style-name="T48_8">)</text:span></text:p>
      <text:p text:style-name="P49"><text:span text:style-name="T49_1">c</text:span><text:span text:style-name="T49_2"><text:s text:c="2"/>̃<text:s/>̃<text:s/>̃<text:s/></text:span><text:span text:style-name="T49_3">b</text:span></text:p>
      <text:p text:style-name="P50"><text:span text:style-name="T50_1">(</text:span><text:span text:style-name="T50_2">a</text:span><text:span text:style-name="T50_3"><text:s/>+++<text:s/></text:span><text:span text:style-name="T50_4">b</text:span><text:span text:style-name="T50_5">)<text:s/>+++<text:s/></text:span><text:span text:style-name="T50_6">c</text:span></text:p>
      <text:p text:style-name="P51"><text:span text:style-name="T51_1">u</text:span><text:span text:style-name="T51_2"><text:s/>̃<text:s/>̃<text:s/>̃</text:span><text:span text:style-name="T51_3">a</text:span></text:p>
      <text:p text:style-name="P52"><text:span text:style-name="T52_1">u</text:span><text:span text:style-name="T52_2"><text:s/>̃<text:s/>̃<text:s/>̃(</text:span><text:span text:style-name="T52_3">b</text:span><text:span text:style-name="T52_4"><text:s/>***<text:s/></text:span><text:span text:style-name="T52_5">c</text:span><text:span text:style-name="T52_6">)</text:span></text:p>
      <text:p text:style-name="P53"/>
      <text:p text:style-name="P54"><text:span text:style-name="T54_1">Exercise</text:span><text:span text:style-name="T54_2"><text:s/>6.<text:s/></text:span><text:span text:style-name="T54_3">What</text:span><text:span text:style-name="T54_4"><text:s/></text:span><text:span text:style-name="T54_5">are</text:span><text:span text:style-name="T54_6"><text:s/></text:span><text:span text:style-name="T54_7">the</text:span><text:span text:style-name="T54_8"><text:s/></text:span><text:span text:style-name="T54_9">elements</text:span><text:span text:style-name="T54_10"><text:s/></text:span><text:span text:style-name="T54_11">of</text:span><text:span text:style-name="T54_12"><text:s/></text:span><text:span text:style-name="T54_13">the</text:span><text:span text:style-name="T54_14"><text:s/></text:span><text:span text:style-name="T54_15">set</text:span><text:span text:style-name="T54_16"><text:s/>{</text:span><text:span text:style-name="T54_17">x</text:span><text:span text:style-name="T54_18">+</text:span><text:span text:style-name="T54_19">y</text:span><text:span text:style-name="T54_20"><text:s/>|<text:s/></text:span><text:span text:style-name="T54_21">x</text:span><text:span text:style-name="T54_22"><text:s/>∈<text:s/>{1,<text:s/>2,<text:s/>3}∧</text:span><text:span text:style-name="T54_23">y</text:span><text:span text:style-name="T54_24"><text:s/>∈<text:s/>{4,<text:s/>5}}?</text:span></text:p>
      <text:p text:style-name="P55"/>
      <text:p text:style-name="P56"><text:span text:style-name="T56_1">Exercise</text:span><text:span text:style-name="T56_2"><text:s/>7.<text:s/></text:span><text:span text:style-name="T56_3">Write</text:span><text:span text:style-name="T56_4"><text:s/></text:span><text:span text:style-name="T56_5">and</text:span><text:span text:style-name="T56_6"><text:s/></text:span><text:span text:style-name="T56_7">evaluate</text:span><text:span text:style-name="T56_8"><text:s/></text:span><text:span text:style-name="T56_9">a</text:span><text:span text:style-name="T56_10"><text:s/></text:span><text:span text:style-name="T56_11">list</text:span><text:span text:style-name="T56_12"><text:s/></text:span><text:span text:style-name="T56_13">comprehension</text:span><text:span text:style-name="T56_14"><text:s/></text:span><text:span text:style-name="T56_15">that</text:span><text:span text:style-name="T56_16"><text:s/></text:span><text:span text:style-name="T56_17">expresses</text:span><text:span text:style-name="T56_18"><text:s/></text:span><text:span text:style-name="T56_19">the</text:span><text:span text:style-name="T56_20"><text:s/></text:span><text:span text:style-name="T56_21">set</text:span></text:p>
      <text:p text:style-name="P57"><text:span text:style-name="T57_1">{</text:span><text:span text:style-name="T57_2">x</text:span><text:span text:style-name="T57_3"><text:s/>|</text:span><text:span text:style-name="T57_4">x</text:span><text:span text:style-name="T57_5"><text:s/>∈<text:s/>{1,<text:s/>2,<text:s/>3,<text:s/>4,<text:s/>5}<text:s/>∧<text:s/></text:span><text:span text:style-name="T57_6">x</text:span><text:span text:style-name="T57_7"><text:s/>&lt;<text:s/>0}</text:span></text:p>
      <text:p text:style-name="P58"/>
      <text:p text:style-name="P59"><text:span text:style-name="T59_1">Exercise</text:span><text:span text:style-name="T59_2"><text:s/>8.<text:s/></text:span><text:span text:style-name="T59_3">Write</text:span><text:span text:style-name="T59_4"><text:s/></text:span><text:span text:style-name="T59_5">and</text:span><text:span text:style-name="T59_6"><text:s/></text:span><text:span text:style-name="T59_7">evaluate</text:span><text:span text:style-name="T59_8"><text:s/></text:span><text:span text:style-name="T59_9">a</text:span><text:span text:style-name="T59_10"><text:s/></text:span><text:span text:style-name="T59_11">list</text:span><text:span text:style-name="T59_12"><text:s/></text:span><text:span text:style-name="T59_13">comprehension</text:span><text:span text:style-name="T59_14"><text:s/></text:span><text:span text:style-name="T59_15">that</text:span><text:span text:style-name="T59_16"><text:s/></text:span><text:span text:style-name="T59_17">expresses</text:span><text:span text:style-name="T59_18"><text:s/></text:span><text:span text:style-name="T59_19">the</text:span><text:span text:style-name="T59_20"><text:s/></text:span><text:span text:style-name="T59_21">set</text:span></text:p>
      <text:p text:style-name="P60"><text:span text:style-name="T60_1">{</text:span><text:span text:style-name="T60_2">x</text:span><text:span text:style-name="T60_3"><text:s/>+<text:s/></text:span><text:span text:style-name="T60_4">y</text:span><text:span text:style-name="T60_5"><text:s/>|</text:span><text:span text:style-name="T60_6">x</text:span><text:span text:style-name="T60_7"><text:s/>∈<text:s/>{1,<text:s/>2,<text:s/>3}<text:s/>∧<text:s/></text:span><text:span text:style-name="T60_8">y</text:span><text:span text:style-name="T60_9"><text:s/>∈<text:s/>{4,<text:s/>5}}</text:span></text:p>
      <text:p text:style-name="P61"/>
      <text:p text:style-name="P62"><text:span text:style-name="T62_1">Exercise</text:span><text:span text:style-name="T62_2"><text:s/>9.<text:s/></text:span><text:span text:style-name="T62_3">Write</text:span><text:span text:style-name="T62_4"><text:s/></text:span><text:span text:style-name="T62_5">and</text:span><text:span text:style-name="T62_6"><text:s/></text:span><text:span text:style-name="T62_7">evaluate</text:span><text:span text:style-name="T62_8"><text:s/></text:span><text:span text:style-name="T62_9">a</text:span><text:span text:style-name="T62_10"><text:s/></text:span><text:span text:style-name="T62_11">list</text:span><text:span text:style-name="T62_12"><text:s/></text:span><text:span text:style-name="T62_13">comprehension</text:span><text:span text:style-name="T62_14"><text:s/></text:span><text:span text:style-name="T62_15">that</text:span><text:span text:style-name="T62_16"><text:s/></text:span><text:span text:style-name="T62_17">expresses</text:span><text:span text:style-name="T62_18"><text:s/></text:span><text:span text:style-name="T62_19">the</text:span><text:span text:style-name="T62_20"><text:s/></text:span><text:span text:style-name="T62_21">set</text:span></text:p>
      <text:p text:style-name="P63"><text:span text:style-name="T63_1">{</text:span><text:span text:style-name="T63_2">x</text:span><text:span text:style-name="T63_3"><text:s/>|</text:span><text:span text:style-name="T63_4">x</text:span><text:span text:style-name="T63_5"><text:s/>∈<text:s/>{1,<text:s/>2,<text:s/>3,<text:s/>4,<text:s/>5,<text:s/>6,<text:s/>7,<text:s/>8,<text:s/>9,<text:s/>10}<text:s/>∧<text:s/></text:span><text:span text:style-name="T63_6">even</text:span><text:span text:style-name="T63_7"><text:s/></text:span><text:span text:style-name="T63_8">x</text:span><text:span text:style-name="T63_9">}</text:span></text:p>
      <text:p text:style-name="P64"/>
      <text:p text:style-name="P65"><text:span text:style-name="T65_1">Exercise</text:span><text:span text:style-name="T65_2"><text:s/>10.<text:s/></text:span><text:span text:style-name="T65_3">What</text:span><text:span text:style-name="T65_4"><text:s/></text:span><text:span text:style-name="T65_5">is</text:span><text:span text:style-name="T65_6"><text:s/></text:span><text:span text:style-name="T65_7">the</text:span><text:span text:style-name="T65_8"><text:s/></text:span><text:span text:style-name="T65_9">value</text:span><text:span text:style-name="T65_10"><text:s/></text:span><text:span text:style-name="T65_11">of</text:span><text:span text:style-name="T65_12"><text:s/></text:span><text:span text:style-name="T65_13">each</text:span><text:span text:style-name="T65_14"><text:s/></text:span><text:span text:style-name="T65_15">of</text:span><text:span text:style-name="T65_16"><text:s/></text:span><text:span text:style-name="T65_17">the</text:span><text:span text:style-name="T65_18"><text:s/></text:span><text:span text:style-name="T65_19">following</text:span><text:span text:style-name="T65_20"><text:s/></text:span><text:span text:style-name="T65_21">expressions</text:span><text:span text:style-name="T65_22">?</text:span></text:p>
      <text:p text:style-name="P66"><text:span text:style-name="T66_1">subset</text:span><text:span text:style-name="T66_2"><text:s/>[1,3,4]<text:s/>[4,3]</text:span></text:p>
      <text:p text:style-name="P67"><text:span text:style-name="T67_1">subset</text:span><text:span text:style-name="T67_2"><text:s/>[]<text:s/>[2,3,4]</text:span></text:p>
      <text:p text:style-name="P68"><text:span text:style-name="T68_1">setEq</text:span><text:span text:style-name="T68_2"><text:s/>[2,3]<text:s/>[4,5,6]</text:span></text:p>
      <text:p text:style-name="P69"><text:span text:style-name="T69_1">setEq</text:span><text:span text:style-name="T69_2"><text:s/>[1,2]<text:s/>[1,2,3]</text:span></text:p>
      <text:p text:style-name="P70"/>
      <text:p text:style-name="P71"/>
      <text:p text:style-name="P72"/>
      <text:p text:style-name="P73"><text:span text:style-name="T73_1">Exercise</text:span><text:span text:style-name="T73_2"><text:s/>11.<text:s/></text:span><text:span text:style-name="T73_3">Let</text:span><text:span text:style-name="T73_4"><text:s/></text:span><text:span text:style-name="T73_5">A</text:span><text:span text:style-name="T73_6">,<text:s/></text:span><text:span text:style-name="T73_7">B</text:span><text:span text:style-name="T73_8">,<text:s/></text:span><text:span text:style-name="T73_9">and</text:span><text:span text:style-name="T73_10"><text:s/></text:span><text:span text:style-name="T73_11">C</text:span><text:span text:style-name="T73_12"><text:s/></text:span><text:span text:style-name="T73_13">be</text:span><text:span text:style-name="T73_14"><text:s/></text:span><text:span text:style-name="T73_15">sets</text:span><text:span text:style-name="T73_16">.<text:s/></text:span><text:span text:style-name="T73_17">Prove</text:span><text:span text:style-name="T73_18"><text:s/></text:span><text:span text:style-name="T73_19">that</text:span><text:span text:style-name="T73_20"><text:s/></text:span><text:span text:style-name="T73_21">if</text:span><text:span text:style-name="T73_22"><text:s/></text:span><text:span text:style-name="T73_23">A</text:span><text:span text:style-name="T73_24"><text:s/>⊂<text:s/></text:span><text:span text:style-name="T73_25">B</text:span><text:span text:style-name="T73_26"><text:s/></text:span><text:span text:style-name="T73_27">and</text:span><text:span text:style-name="T73_28"><text:s/></text:span><text:span text:style-name="T73_29">B</text:span><text:span text:style-name="T73_30"><text:s/>⊂<text:s/></text:span><text:span text:style-name="T73_31">C</text:span><text:span text:style-name="T73_32">,<text:s/></text:span><text:span text:style-name="T73_33">then</text:span></text:p>
      <text:p text:style-name="P74"><text:span text:style-name="T74_1">A</text:span><text:span text:style-name="T74_2"><text:s/>⊂<text:s/></text:span><text:span text:style-name="T74_3">C</text:span><text:span text:style-name="T74_4">.</text:span></text:p>
      <text:p text:style-name="P75"/>
      <text:p text:style-name="P76"><text:span text:style-name="T76_1">Exercise</text:span><text:span text:style-name="T76_2"><text:s/>12.<text:s/></text:span><text:span text:style-name="T76_3">Consider</text:span><text:span text:style-name="T76_4"><text:s/></text:span><text:span text:style-name="T76_5">the</text:span><text:span text:style-name="T76_6"><text:s/></text:span><text:span text:style-name="T76_7">following</text:span><text:span text:style-name="T76_8"><text:s/></text:span><text:span text:style-name="T76_9">two</text:span><text:span text:style-name="T76_10"><text:s/></text:span><text:span text:style-name="T76_11">claims</text:span><text:span text:style-name="T76_12">.<text:s/></text:span><text:span text:style-name="T76_13">For</text:span><text:span text:style-name="T76_14"><text:s/></text:span><text:span text:style-name="T76_15">each</text:span><text:span text:style-name="T76_16"><text:s/></text:span><text:span text:style-name="T76_17">one</text:span><text:span text:style-name="T76_18">,<text:s/></text:span><text:span text:style-name="T76_19">if</text:span><text:span text:style-name="T76_20"><text:s/></text:span><text:span text:style-name="T76_21">it</text:span><text:span text:style-name="T76_22"><text:s/></text:span><text:span text:style-name="T76_23">is</text:span><text:span text:style-name="T76_24"><text:s/></text:span><text:span text:style-name="T76_25">true</text:span></text:p>
      <text:p text:style-name="P77"><text:span text:style-name="T77_1">give</text:span><text:span text:style-name="T77_2"><text:s/></text:span><text:span text:style-name="T77_3">a</text:span><text:span text:style-name="T77_4"><text:s/></text:span><text:span text:style-name="T77_5">proof</text:span><text:span text:style-name="T77_6">,<text:s/></text:span><text:span text:style-name="T77_7">but</text:span><text:span text:style-name="T77_8"><text:s/></text:span><text:span text:style-name="T77_9">if</text:span><text:span text:style-name="T77_10"><text:s/></text:span><text:span text:style-name="T77_11">it</text:span><text:span text:style-name="T77_12"><text:s/></text:span><text:span text:style-name="T77_13">is</text:span><text:span text:style-name="T77_14"><text:s/></text:span><text:span text:style-name="T77_15">false</text:span><text:span text:style-name="T77_16"><text:s/></text:span><text:span text:style-name="T77_17">give</text:span><text:span text:style-name="T77_18"><text:s/></text:span><text:span text:style-name="T77_19">a</text:span><text:span text:style-name="T77_20"><text:s/></text:span><text:span text:style-name="T77_21">counterexample</text:span><text:span text:style-name="T77_22">.</text:span></text:p>
      <text:p text:style-name="P78"><text:span text:style-name="T78_1">(</text:span><text:span text:style-name="T78_2">a</text:span><text:span text:style-name="T78_3">)<text:s/></text:span><text:span text:style-name="T78_4">If</text:span><text:span text:style-name="T78_5"><text:s/></text:span><text:span text:style-name="T78_6">A</text:span><text:span text:style-name="T78_7"><text:s/>⊆<text:s/></text:span><text:span text:style-name="T78_8">B</text:span><text:span text:style-name="T78_9"><text:s/></text:span><text:span text:style-name="T78_10">and</text:span><text:span text:style-name="T78_11"><text:s/></text:span><text:span text:style-name="T78_12">B</text:span><text:span text:style-name="T78_13"><text:s/>⊆<text:s/></text:span><text:span text:style-name="T78_14">C</text:span><text:span text:style-name="T78_15">,<text:s/></text:span><text:span text:style-name="T78_16">then</text:span><text:span text:style-name="T78_17"><text:s/></text:span><text:span text:style-name="T78_18">A</text:span><text:span text:style-name="T78_19"><text:s/>⊂<text:s/></text:span><text:span text:style-name="T78_20">C</text:span><text:span text:style-name="T78_21">.</text:span></text:p>
      <text:p text:style-name="P79"><text:span text:style-name="T79_1">(</text:span><text:span text:style-name="T79_2">b</text:span><text:span text:style-name="T79_3">)<text:s/></text:span><text:span text:style-name="T79_4">If</text:span><text:span text:style-name="T79_5"><text:s/></text:span><text:span text:style-name="T79_6">A</text:span><text:span text:style-name="T79_7"><text:s/>⊂<text:s/></text:span><text:span text:style-name="T79_8">B</text:span><text:span text:style-name="T79_9"><text:s/></text:span><text:span text:style-name="T79_10">and</text:span><text:span text:style-name="T79_11"><text:s/></text:span><text:span text:style-name="T79_12">B</text:span><text:span text:style-name="T79_13"><text:s/>⊂<text:s/></text:span><text:span text:style-name="T79_14">C</text:span><text:span text:style-name="T79_15">,<text:s/></text:span><text:span text:style-name="T79_16">then</text:span><text:span text:style-name="T79_17"><text:s/></text:span><text:span text:style-name="T79_18">A</text:span><text:span text:style-name="T79_19"><text:s/>⊆<text:s/></text:span><text:span text:style-name="T79_20">C</text:span><text:span text:style-name="T79_21">.</text:span></text:p>
      <text:p text:style-name="P80"/>
      <text:p text:style-name="P81"/>
      <text:p text:style-name="P82"/>
      <text:p text:style-name="P83"><text:span text:style-name="T83_1">Exercise</text:span><text:span text:style-name="T83_2"><text:s/>13.<text:s/></text:span><text:span text:style-name="T83_3">For</text:span><text:span text:style-name="T83_4"><text:s/></text:span><text:span text:style-name="T83_5">the</text:span><text:span text:style-name="T83_6"><text:s/></text:span><text:span text:style-name="T83_7">following</text:span><text:span text:style-name="T83_8"><text:s/></text:span><text:span text:style-name="T83_9">questions</text:span><text:span text:style-name="T83_10">,<text:s/></text:span><text:span text:style-name="T83_11">give</text:span><text:span text:style-name="T83_12"><text:s/></text:span><text:span text:style-name="T83_13">a</text:span><text:span text:style-name="T83_14"><text:s/></text:span><text:span text:style-name="T83_15">proof</text:span><text:span text:style-name="T83_16"><text:s/></text:span><text:span text:style-name="T83_17">using</text:span><text:span text:style-name="T83_18"><text:s/></text:span><text:span text:style-name="T83_19">set</text:span><text:span text:style-name="T83_20"><text:s/></text:span><text:span text:style-name="T83_21">laws</text:span><text:span text:style-name="T83_22">,<text:s/></text:span><text:span text:style-name="T83_23">or</text:span><text:span text:style-name="T83_24"><text:s/></text:span><text:span text:style-name="T83_25">find</text:span></text:p>
      <text:p text:style-name="P84"><text:span text:style-name="T84_1">a</text:span><text:span text:style-name="T84_2"><text:s/></text:span><text:span text:style-name="T84_3">counterexample</text:span><text:span text:style-name="T84_4">.</text:span></text:p>
      <text:p text:style-name="P85"><text:span text:style-name="T85_1">(</text:span><text:span text:style-name="T85_2">a</text:span><text:span text:style-name="T85_3">)<text:s/>(</text:span><text:span text:style-name="T85_4">A</text:span><text:span text:style-name="T85_5"><text:s/>∪<text:s/></text:span><text:span text:style-name="T85_6">B</text:span><text:span text:style-name="T85_7">)<text:s/>∩<text:s/></text:span><text:span text:style-name="T85_8">C</text:span><text:span text:style-name="T85_9"><text:s/>=<text:s/></text:span><text:span text:style-name="T85_10">A</text:span><text:span text:style-name="T85_11"><text:s/>∩<text:s/>(</text:span><text:span text:style-name="T85_12">B</text:span><text:span text:style-name="T85_13"><text:s/>∪<text:s/></text:span><text:span text:style-name="T85_14">C</text:span><text:span text:style-name="T85_15">)</text:span></text:p>
      <text:p text:style-name="P86"><text:span text:style-name="T86_1">(</text:span><text:span text:style-name="T86_2">b</text:span><text:span text:style-name="T86_3">)<text:s/></text:span><text:span text:style-name="T86_4">A</text:span><text:span text:style-name="T86_5"><text:s/>−<text:s/>(</text:span><text:span text:style-name="T86_6">B</text:span><text:span text:style-name="T86_7"><text:s/>∪<text:s/></text:span><text:span text:style-name="T86_8">C</text:span><text:span text:style-name="T86_9">)<text:s/>=<text:s/></text:span><text:span text:style-name="T86_10">A</text:span><text:span text:style-name="T86_11"><text:s/>∩<text:s/>(</text:span><text:span text:style-name="T86_12">B</text:span><text:span text:style-name="T86_13"><text:s/>∪<text:s/></text:span><text:span text:style-name="T86_14">C</text:span><text:span text:style-name="T86_15">)</text:span></text:p>
      <text:p text:style-name="P87"><text:span text:style-name="T87_1">(</text:span><text:span text:style-name="T87_2">c</text:span><text:span text:style-name="T87_3">)<text:s/>(</text:span><text:span text:style-name="T87_4">A</text:span><text:span text:style-name="T87_5"><text:s/>∩<text:s/></text:span><text:span text:style-name="T87_6">B</text:span><text:span text:style-name="T87_7">)<text:s/>∪<text:s/>(</text:span><text:span text:style-name="T87_8">A</text:span><text:span text:style-name="T87_9"><text:s/>∩<text:s/></text:span><text:span text:style-name="T87_10">B</text:span><text:span text:style-name="T87_11"><text:s/>)<text:s/>=<text:s/></text:span><text:span text:style-name="T87_12">A</text:span></text:p>
      <text:p text:style-name="P88"><text:span text:style-name="T88_1">(</text:span><text:span text:style-name="T88_2">d</text:span><text:span text:style-name="T88_3">)<text:s/></text:span><text:span text:style-name="T88_4">A</text:span><text:span text:style-name="T88_5"><text:s/>∪<text:s/>(</text:span><text:span text:style-name="T88_6">B</text:span><text:span text:style-name="T88_7"><text:s/>−<text:s/></text:span><text:span text:style-name="T88_8">A</text:span><text:span text:style-name="T88_9">)<text:s/>=<text:s/></text:span><text:span text:style-name="T88_10">A</text:span><text:span text:style-name="T88_11"><text:s/>∪<text:s/></text:span><text:span text:style-name="T88_12">B</text:span></text:p>
      <text:p text:style-name="P89"><text:span text:style-name="T89_1">(</text:span><text:span text:style-name="T89_2">e</text:span><text:span text:style-name="T89_3">)<text:s/></text:span><text:span text:style-name="T89_4">A</text:span><text:span text:style-name="T89_5"><text:s/>−<text:s/></text:span><text:span text:style-name="T89_6">B</text:span><text:span text:style-name="T89_7"><text:s/>=<text:s/></text:span><text:span text:style-name="T89_8">B</text:span><text:span text:style-name="T89_9"><text:s/>−<text:s/></text:span><text:span text:style-name="T89_10">A</text:span></text:p>
      <text:p text:style-name="P90"><text:span text:style-name="T90_1">(</text:span><text:span text:style-name="T90_2">f</text:span><text:span text:style-name="T90_3"><text:s/>)<text:s/></text:span><text:span text:style-name="T90_4">A</text:span><text:span text:style-name="T90_5"><text:s/>∩<text:s/>(</text:span><text:span text:style-name="T90_6">B</text:span><text:span text:style-name="T90_7"><text:s/>−<text:s/></text:span><text:span text:style-name="T90_8">C</text:span><text:span text:style-name="T90_9">)<text:s/>=<text:s/>(</text:span><text:span text:style-name="T90_10">A</text:span><text:span text:style-name="T90_11"><text:s/>∩<text:s/></text:span><text:span text:style-name="T90_12">B</text:span><text:span text:style-name="T90_13">)<text:s/>−<text:s/>(</text:span><text:span text:style-name="T90_14">A</text:span><text:span text:style-name="T90_15"><text:s/>∩<text:s/></text:span><text:span text:style-name="T90_16">C</text:span><text:span text:style-name="T90_17">)</text:span></text:p>
      <text:p text:style-name="P91"><text:span text:style-name="T91_1">(</text:span><text:span text:style-name="T91_2">g</text:span><text:span text:style-name="T91_3">)<text:s/></text:span><text:span text:style-name="T91_4">A</text:span><text:span text:style-name="T91_5"><text:s/>−<text:s/>(</text:span><text:span text:style-name="T91_6">B</text:span><text:span text:style-name="T91_7"><text:s/>∪<text:s/></text:span><text:span text:style-name="T91_8">C</text:span><text:span text:style-name="T91_9">)<text:s/>=<text:s/>(</text:span><text:span text:style-name="T91_10">A</text:span><text:span text:style-name="T91_11"><text:s/>−<text:s/></text:span><text:span text:style-name="T91_12">B</text:span><text:span text:style-name="T91_13">)<text:s/>∩<text:s/>(</text:span><text:span text:style-name="T91_14">A</text:span><text:span text:style-name="T91_15"><text:s/>−<text:s/></text:span><text:span text:style-name="T91_16">C</text:span><text:span text:style-name="T91_17">)</text:span></text:p>
      <text:p text:style-name="P92"><text:span text:style-name="T92_1">(</text:span><text:span text:style-name="T92_2">h</text:span><text:span text:style-name="T92_3">)<text:s/></text:span><text:span text:style-name="T92_4">A</text:span><text:span text:style-name="T92_5"><text:s/>∩<text:s/>(</text:span><text:span text:style-name="T92_6">A</text:span><text:span text:style-name="T92_7"><text:s/>∪<text:s/></text:span><text:span text:style-name="T92_8">B</text:span><text:span text:style-name="T92_9">)<text:s/>=<text:s/></text:span><text:span text:style-name="T92_10">A</text:span><text:span text:style-name="T92_11"><text:s/>∩<text:s/></text:span><text:span text:style-name="T92_12">B</text:span></text:p>
      <text:p text:style-name="P93"><text:span text:style-name="T93_1">(</text:span><text:span text:style-name="T93_2">i</text:span><text:span text:style-name="T93_3">)<text:s/>(</text:span><text:span text:style-name="T93_4">A</text:span><text:span text:style-name="T93_5"><text:s/>−<text:s/></text:span><text:span text:style-name="T93_6">B</text:span><text:span text:style-name="T93_7"><text:s/>)<text:s/>∪<text:s/>(</text:span><text:span text:style-name="T93_8">A</text:span><text:span text:style-name="T93_9"><text:s/>−<text:s/></text:span><text:span text:style-name="T93_10">C</text:span><text:span text:style-name="T93_11"><text:s/>)<text:s/>=<text:s/></text:span><text:span text:style-name="T93_12">A</text:span><text:span text:style-name="T93_13"><text:s/>∩<text:s/>(</text:span><text:span text:style-name="T93_14">B</text:span><text:span text:style-name="T93_15"><text:s/>∩<text:s/></text:span><text:span text:style-name="T93_16">C</text:span><text:span text:style-name="T93_17">)</text:span></text:p>
      <text:p text:style-name="P94"/>
      <text:p text:style-name="P95"><text:span text:style-name="T95_1">Exercise</text:span><text:span text:style-name="T95_2"><text:s/>14.<text:s/></text:span><text:span text:style-name="T95_3">The</text:span><text:span text:style-name="T95_4"><text:s/></text:span><text:span text:style-name="T95_5">function</text:span></text:p>
      <text:p text:style-name="P96"><text:span text:style-name="T96_1">smaller</text:span><text:span text:style-name="T96_2"><text:s/>::<text:s/></text:span><text:span text:style-name="T96_3">Ord</text:span><text:span text:style-name="T96_4"><text:s/></text:span><text:span text:style-name="T96_5">a</text:span><text:span text:style-name="T96_6"><text:s/>=&gt;<text:s/></text:span><text:span text:style-name="T96_7">a</text:span><text:span text:style-name="T96_8"><text:s/>-&gt;<text:s/>[</text:span><text:span text:style-name="T96_9">a</text:span><text:span text:style-name="T96_10">]<text:s/>-&gt;<text:s/></text:span><text:span text:style-name="T96_11">Bool</text:span></text:p>
      <text:p text:style-name="P97"><text:span text:style-name="T97_1">takes</text:span><text:span text:style-name="T97_2"><text:s/></text:span><text:span text:style-name="T97_3">a</text:span><text:span text:style-name="T97_4"><text:s/></text:span><text:span text:style-name="T97_5">value</text:span><text:span text:style-name="T97_6"><text:s/></text:span><text:span text:style-name="T97_7">and</text:span><text:span text:style-name="T97_8"><text:s/></text:span><text:span text:style-name="T97_9">a</text:span><text:span text:style-name="T97_10"><text:s/></text:span><text:span text:style-name="T97_11">list</text:span><text:span text:style-name="T97_12"><text:s/></text:span><text:span text:style-name="T97_13">of</text:span><text:span text:style-name="T97_14"><text:s/></text:span><text:span text:style-name="T97_15">values</text:span><text:span text:style-name="T97_16"><text:s/></text:span><text:span text:style-name="T97_17">and</text:span><text:span text:style-name="T97_18"><text:s/></text:span><text:span text:style-name="T97_19">returns</text:span><text:span text:style-name="T97_20"><text:s/></text:span><text:span text:style-name="T97_21">True</text:span><text:span text:style-name="T97_22"><text:s/></text:span><text:span text:style-name="T97_23">if</text:span><text:span text:style-name="T97_24"><text:s/></text:span><text:span text:style-name="T97_25">the</text:span><text:span text:style-name="T97_26"><text:s/></text:span><text:span text:style-name="T97_27">value</text:span><text:span text:style-name="T97_28"><text:s/></text:span><text:span text:style-name="T97_29">is</text:span><text:span text:style-name="T97_30"><text:s/></text:span><text:span text:style-name="T97_31">smaller</text:span></text:p>
      <text:p text:style-name="P98"><text:span text:style-name="T98_1">than</text:span><text:span text:style-name="T98_2"><text:s/></text:span><text:span text:style-name="T98_3">the</text:span><text:span text:style-name="T98_4"><text:s/></text:span><text:span text:style-name="T98_5">first</text:span><text:span text:style-name="T98_6"><text:s/></text:span><text:span text:style-name="T98_7">element</text:span><text:span text:style-name="T98_8"><text:s/></text:span><text:span text:style-name="T98_9">in</text:span><text:span text:style-name="T98_10"><text:s/></text:span><text:span text:style-name="T98_11">the</text:span><text:span text:style-name="T98_12"><text:s/></text:span><text:span text:style-name="T98_13">list</text:span><text:span text:style-name="T98_14">.<text:s/></text:span><text:span text:style-name="T98_15">Using</text:span><text:span text:style-name="T98_16"><text:s/></text:span><text:span text:style-name="T98_17">this</text:span><text:span text:style-name="T98_18"><text:s/></text:span><text:span text:style-name="T98_19">function</text:span><text:span text:style-name="T98_20">,<text:s/></text:span><text:span text:style-name="T98_21">write</text:span><text:span text:style-name="T98_22"><text:s/></text:span><text:span text:style-name="T98_23">a</text:span><text:span text:style-name="T98_24"><text:s/></text:span><text:span text:style-name="T98_25">function</text:span></text:p>
      <text:p text:style-name="P99"><text:span text:style-name="T99_1">that</text:span><text:span text:style-name="T99_2"><text:s/></text:span><text:span text:style-name="T99_3">takes</text:span><text:span text:style-name="T99_4"><text:s/></text:span><text:span text:style-name="T99_5">a</text:span><text:span text:style-name="T99_6"><text:s/></text:span><text:span text:style-name="T99_7">set</text:span><text:span text:style-name="T99_8"><text:s/></text:span><text:span text:style-name="T99_9">and</text:span><text:span text:style-name="T99_10"><text:s/></text:span><text:span text:style-name="T99_11">returns</text:span><text:span text:style-name="T99_12"><text:s/></text:span><text:span text:style-name="T99_13">its</text:span><text:span text:style-name="T99_14"><text:s/></text:span><text:span text:style-name="T99_15">powerset</text:span><text:span text:style-name="T99_16">.<text:s/></text:span><text:span text:style-name="T99_17">Use</text:span><text:span text:style-name="T99_18"><text:s/></text:span><text:span text:style-name="T99_19">foldr</text:span><text:span text:style-name="T99_20">.</text:span></text:p>
      <text:p text:style-name="P100"/>
      <text:p text:style-name="P101"><text:span text:style-name="T101_1">Exercise</text:span><text:span text:style-name="T101_2"><text:s/>15.<text:s/></text:span><text:span text:style-name="T101_3">Prove</text:span><text:span text:style-name="T101_4"><text:s/></text:span><text:span text:style-name="T101_5">that</text:span><text:span text:style-name="T101_6"><text:s/>(</text:span><text:span text:style-name="T101_7">A</text:span><text:span text:style-name="T101_8"><text:s/>∪<text:s/></text:span><text:span text:style-name="T101_9">B</text:span><text:span text:style-name="T101_10">)<text:s/>=<text:s/>((</text:span><text:span text:style-name="T101_11">A</text:span><text:span text:style-name="T101_12"><text:s/>∪<text:s/></text:span><text:span text:style-name="T101_13">A</text:span><text:span text:style-name="T101_14"><text:s/>)<text:s/>∩<text:s/></text:span><text:span text:style-name="T101_15">A</text:span><text:span text:style-name="T101_16"><text:s/>)<text:s/>∩<text:s/>((</text:span><text:span text:style-name="T101_17">B</text:span><text:span text:style-name="T101_18"><text:s/>∪<text:s/></text:span><text:span text:style-name="T101_19">B</text:span><text:span text:style-name="T101_20"><text:s/>)<text:s/>∩<text:s/></text:span><text:span text:style-name="T101_21">B</text:span><text:span text:style-name="T101_22"><text:s/>).</text:span></text:p>
      <text:p text:style-name="P102"/>
      <text:p text:style-name="P103"><text:span text:style-name="T103_1">Exercise</text:span><text:span text:style-name="T103_2"><text:s/>16.<text:s/></text:span><text:span text:style-name="T103_3">Using</text:span><text:span text:style-name="T103_4"><text:s/></text:span><text:span text:style-name="T103_5">a</text:span><text:span text:style-name="T103_6"><text:s/></text:span><text:span text:style-name="T103_7">list</text:span><text:span text:style-name="T103_8"><text:s/></text:span><text:span text:style-name="T103_9">comprehension</text:span><text:span text:style-name="T103_10">,<text:s/></text:span><text:span text:style-name="T103_11">write</text:span><text:span text:style-name="T103_12"><text:s/></text:span><text:span text:style-name="T103_13">a</text:span><text:span text:style-name="T103_14"><text:s/></text:span><text:span text:style-name="T103_15">function</text:span><text:span text:style-name="T103_16"><text:s/></text:span><text:span text:style-name="T103_17">that</text:span><text:span text:style-name="T103_18"><text:s/></text:span><text:span text:style-name="T103_19">takes</text:span><text:span text:style-name="T103_20"><text:s/></text:span><text:span text:style-name="T103_21">two</text:span><text:span text:style-name="T103_22"><text:s/></text:span><text:span text:style-name="T103_23">sets</text:span></text:p>
      <text:p text:style-name="P104"><text:span text:style-name="T104_1">and</text:span><text:span text:style-name="T104_2"><text:s/></text:span><text:span text:style-name="T104_3">returns</text:span><text:span text:style-name="T104_4"><text:s/></text:span><text:span text:style-name="T104_5">True</text:span><text:span text:style-name="T104_6"><text:s/></text:span><text:span text:style-name="T104_7">if</text:span><text:span text:style-name="T104_8"><text:s/></text:span><text:span text:style-name="T104_9">the</text:span><text:span text:style-name="T104_10"><text:s/></text:span><text:span text:style-name="T104_11">first</text:span><text:span text:style-name="T104_12"><text:s/></text:span><text:span text:style-name="T104_13">is</text:span><text:span text:style-name="T104_14"><text:s/></text:span><text:span text:style-name="T104_15">a</text:span><text:span text:style-name="T104_16"><text:s/></text:span><text:span text:style-name="T104_17">subset</text:span><text:span text:style-name="T104_18"><text:s/></text:span><text:span text:style-name="T104_19">of</text:span><text:span text:style-name="T104_20"><text:s/></text:span><text:span text:style-name="T104_21">the</text:span><text:span text:style-name="T104_22"><text:s/></text:span><text:span text:style-name="T104_23">other</text:span><text:span text:style-name="T104_24">.</text:span></text:p>
      <text:p text:style-name="P105"/>
      <text:p text:style-name="P106"><text:span text:style-name="T106_1">Exercise</text:span><text:span text:style-name="T106_2"><text:s/>17.<text:s/></text:span><text:span text:style-name="T106_3">What</text:span><text:span text:style-name="T106_4"><text:s/></text:span><text:span text:style-name="T106_5">is</text:span><text:span text:style-name="T106_6"><text:s/></text:span><text:span text:style-name="T106_7">wrong</text:span><text:span text:style-name="T106_8"><text:s/></text:span><text:span text:style-name="T106_9">with</text:span><text:span text:style-name="T106_10"><text:s/></text:span><text:span text:style-name="T106_11">this</text:span><text:span text:style-name="T106_12"><text:s/></text:span><text:span text:style-name="T106_13">definition</text:span><text:span text:style-name="T106_14"><text:s/></text:span><text:span text:style-name="T106_15">of</text:span><text:span text:style-name="T106_16"><text:s/></text:span><text:span text:style-name="T106_17">diff</text:span><text:span text:style-name="T106_18">,<text:s/></text:span><text:span text:style-name="T106_19">a</text:span><text:span text:style-name="T106_20"><text:s/></text:span><text:span text:style-name="T106_21">function</text:span><text:span text:style-name="T106_22"><text:s/></text:span><text:span text:style-name="T106_23">that</text:span><text:span text:style-name="T106_24"><text:s/></text:span><text:span text:style-name="T106_25">takes</text:span></text:p>
      <text:p text:style-name="P107"><text:span text:style-name="T107_1">two</text:span><text:span text:style-name="T107_2"><text:s/></text:span><text:span text:style-name="T107_3">sets</text:span><text:span text:style-name="T107_4"><text:s/></text:span><text:span text:style-name="T107_5">and</text:span><text:span text:style-name="T107_6"><text:s/></text:span><text:span text:style-name="T107_7">returns</text:span><text:span text:style-name="T107_8"><text:s/></text:span><text:span text:style-name="T107_9">their</text:span><text:span text:style-name="T107_10"><text:s/></text:span><text:span text:style-name="T107_11">difference</text:span><text:span text:style-name="T107_12">?</text:span></text:p>
      <text:p text:style-name="P108"><text:span text:style-name="T108_1">diff</text:span><text:span text:style-name="T108_2"><text:s/>::<text:s/></text:span><text:span text:style-name="T108_3">Eq</text:span><text:span text:style-name="T108_4"><text:s/></text:span><text:span text:style-name="T108_5">a</text:span><text:span text:style-name="T108_6"><text:s/>=&gt;<text:s/>[</text:span><text:span text:style-name="T108_7">a</text:span><text:span text:style-name="T108_8">]<text:s/>-&gt;<text:s/>[</text:span><text:span text:style-name="T108_9">a</text:span><text:span text:style-name="T108_10">]<text:s/>-&gt;<text:s/>[</text:span><text:span text:style-name="T108_11">a</text:span><text:span text:style-name="T108_12">]</text:span></text:p>
      <text:p text:style-name="P109"><text:span text:style-name="T109_1">diff</text:span><text:span text:style-name="T109_2"><text:s/></text:span><text:span text:style-name="T109_3">set</text:span><text:span text:style-name="T109_4">1<text:s/></text:span><text:span text:style-name="T109_5">set</text:span><text:span text:style-name="T109_6">2<text:s/>=<text:s/>[</text:span><text:span text:style-name="T109_7">e</text:span><text:span text:style-name="T109_8"><text:s/>|<text:s/></text:span><text:span text:style-name="T109_9">e</text:span><text:span text:style-name="T109_10"><text:s/>&lt;-<text:s/></text:span><text:span text:style-name="T109_11">set</text:span><text:span text:style-name="T109_12">2,<text:s/></text:span><text:span text:style-name="T109_13">not</text:span><text:span text:style-name="T109_14"><text:s/>(</text:span><text:span text:style-name="T109_15">elem</text:span><text:span text:style-name="T109_16"><text:s/></text:span><text:span text:style-name="T109_17">e</text:span><text:span text:style-name="T109_18"><text:s/></text:span><text:span text:style-name="T109_19">set</text:span><text:span text:style-name="T109_20">1)]</text:span></text:p>
      <text:p text:style-name="P110"/>
      <text:p text:style-name="P111"><text:span text:style-name="T111_1">Exercise</text:span><text:span text:style-name="T111_2"><text:s/>18.<text:s/></text:span><text:span text:style-name="T111_3">What</text:span><text:span text:style-name="T111_4"><text:s/></text:span><text:span text:style-name="T111_5">is</text:span><text:span text:style-name="T111_6"><text:s/></text:span><text:span text:style-name="T111_7">wrong</text:span><text:span text:style-name="T111_8"><text:s/></text:span><text:span text:style-name="T111_9">with</text:span><text:span text:style-name="T111_10"><text:s/></text:span><text:span text:style-name="T111_11">this</text:span><text:span text:style-name="T111_12"><text:s/></text:span><text:span text:style-name="T111_13">definition</text:span><text:span text:style-name="T111_14"><text:s/></text:span><text:span text:style-name="T111_15">of</text:span><text:span text:style-name="T111_16"><text:s/></text:span><text:span text:style-name="T111_17">intersection</text:span><text:span text:style-name="T111_18">,<text:s/></text:span><text:span text:style-name="T111_19">a</text:span><text:span text:style-name="T111_20"><text:s/></text:span><text:span text:style-name="T111_21">function</text:span></text:p>
      <text:p text:style-name="P112"><text:span text:style-name="T112_1">that</text:span><text:span text:style-name="T112_2"><text:s/></text:span><text:span text:style-name="T112_3">takes</text:span><text:span text:style-name="T112_4"><text:s/></text:span><text:span text:style-name="T112_5">two</text:span><text:span text:style-name="T112_6"><text:s/></text:span><text:span text:style-name="T112_7">sets</text:span><text:span text:style-name="T112_8"><text:s/></text:span><text:span text:style-name="T112_9">and</text:span><text:span text:style-name="T112_10"><text:s/></text:span><text:span text:style-name="T112_11">returns</text:span><text:span text:style-name="T112_12"><text:s/></text:span><text:span text:style-name="T112_13">their</text:span><text:span text:style-name="T112_14"><text:s/></text:span><text:span text:style-name="T112_15">intersection</text:span><text:span text:style-name="T112_16">?</text:span></text:p>
      <text:p text:style-name="P113"/>
      <text:p text:style-name="P114"><text:span text:style-name="T114_1">intersection</text:span><text:span text:style-name="T114_2"><text:s/>::<text:s/>[</text:span><text:span text:style-name="T114_3">a</text:span><text:span text:style-name="T114_4">]<text:s/>-&gt;<text:s/>[</text:span><text:span text:style-name="T114_5">a</text:span><text:span text:style-name="T114_6">]<text:s/>-&gt;<text:s/>[</text:span><text:span text:style-name="T114_7">a</text:span><text:span text:style-name="T114_8">]</text:span></text:p>
      <text:p text:style-name="P115"><text:span text:style-name="T115_1">intersection</text:span><text:span text:style-name="T115_2"><text:s/></text:span><text:span text:style-name="T115_3">set</text:span><text:span text:style-name="T115_4">1<text:s/></text:span><text:span text:style-name="T115_5">set</text:span><text:span text:style-name="T115_6">2<text:s/>=<text:s/>[</text:span><text:span text:style-name="T115_7">e</text:span><text:span text:style-name="T115_8"><text:s/>|<text:s/></text:span><text:span text:style-name="T115_9">e</text:span><text:span text:style-name="T115_10"><text:s/>&lt;-<text:s/></text:span><text:span text:style-name="T115_11">set</text:span><text:span text:style-name="T115_12">1,<text:s/></text:span><text:span text:style-name="T115_13">e</text:span><text:span text:style-name="T115_14"><text:s/>&lt;-<text:s/></text:span><text:span text:style-name="T115_15">set</text:span><text:span text:style-name="T115_16">2]</text:span></text:p>
      <text:p text:style-name="P116"/>
      <text:p text:style-name="P117"><text:span text:style-name="T117_1">Exercise</text:span><text:span text:style-name="T117_2"><text:s/>19.<text:s/></text:span><text:span text:style-name="T117_3">Write</text:span><text:span text:style-name="T117_4"><text:s/></text:span><text:span text:style-name="T117_5">a</text:span><text:span text:style-name="T117_6"><text:s/></text:span><text:span text:style-name="T117_7">function</text:span><text:span text:style-name="T117_8"><text:s/></text:span><text:span text:style-name="T117_9">using</text:span><text:span text:style-name="T117_10"><text:s/></text:span><text:span text:style-name="T117_11">a</text:span><text:span text:style-name="T117_12"><text:s/></text:span><text:span text:style-name="T117_13">list</text:span><text:span text:style-name="T117_14"><text:s/></text:span><text:span text:style-name="T117_15">comprehension</text:span><text:span text:style-name="T117_16"><text:s/></text:span><text:span text:style-name="T117_17">that</text:span><text:span text:style-name="T117_18"><text:s/></text:span><text:span text:style-name="T117_19">takes</text:span><text:span text:style-name="T117_20"><text:s/></text:span><text:span text:style-name="T117_21">two</text:span><text:span text:style-name="T117_22"><text:s/></text:span><text:span text:style-name="T117_23">sets</text:span></text:p>
      <text:p text:style-name="P118"><text:span text:style-name="T118_1">and</text:span><text:span text:style-name="T118_2"><text:s/></text:span><text:span text:style-name="T118_3">returns</text:span><text:span text:style-name="T118_4"><text:s/></text:span><text:span text:style-name="T118_5">their</text:span><text:span text:style-name="T118_6"><text:s/></text:span><text:span text:style-name="T118_7">union</text:span><text:span text:style-name="T118_8">.</text:span></text:p>
      <text:p text:style-name="P119"/>
      <text:p text:style-name="P120"><text:span text:style-name="T120_1">Exercise</text:span><text:span text:style-name="T120_2"><text:s/>20.<text:s/></text:span><text:span text:style-name="T120_3">Is</text:span><text:span text:style-name="T120_4"><text:s/></text:span><text:span text:style-name="T120_5">it</text:span><text:span text:style-name="T120_6"><text:s/></text:span><text:span text:style-name="T120_7">ever</text:span><text:span text:style-name="T120_8"><text:s/></text:span><text:span text:style-name="T120_9">the</text:span><text:span text:style-name="T120_10"><text:s/></text:span><text:span text:style-name="T120_11">case</text:span><text:span text:style-name="T120_12"><text:s/></text:span><text:span text:style-name="T120_13">that</text:span><text:span text:style-name="T120_14"><text:s/></text:span><text:span text:style-name="T120_15">A</text:span><text:span text:style-name="T120_16"><text:s/>∪<text:s/>(</text:span><text:span text:style-name="T120_17">B</text:span><text:span text:style-name="T120_18"><text:s/>−<text:s/></text:span><text:span text:style-name="T120_19">C</text:span><text:span text:style-name="T120_20">)<text:s/>=<text:s/></text:span><text:span text:style-name="T120_21">B</text:span><text:span text:style-name="T120_22">?</text:span></text:p>
      <text:p text:style-name="P121"/>
      <text:p text:style-name="P122"><text:span text:style-name="T122_1">Exercise</text:span><text:span text:style-name="T122_2"><text:s/>21.<text:s/></text:span><text:span text:style-name="T122_3">Give</text:span><text:span text:style-name="T122_4"><text:s/></text:span><text:span text:style-name="T122_5">an</text:span><text:span text:style-name="T122_6"><text:s/></text:span><text:span text:style-name="T122_7">example</text:span><text:span text:style-name="T122_8"><text:s/></text:span><text:span text:style-name="T122_9">in</text:span><text:span text:style-name="T122_10"><text:s/></text:span><text:span text:style-name="T122_11">which</text:span><text:span text:style-name="T122_12"><text:s/>(</text:span><text:span text:style-name="T122_13">A</text:span><text:span text:style-name="T122_14"><text:s/>∪<text:s/></text:span><text:span text:style-name="T122_15">C</text:span><text:span text:style-name="T122_16">)<text:s/>∩<text:s/>(</text:span><text:span text:style-name="T122_17">B</text:span><text:span text:style-name="T122_18"><text:s/>∪<text:s/></text:span><text:span text:style-name="T122_19">C</text:span><text:span text:style-name="T122_20">)<text:s/>=<text:s/>∅.</text:span></text:p>
      <text:p text:style-name="P123"/>
      <text:p text:style-name="P124"><text:span text:style-name="T124_1">Exercise</text:span><text:span text:style-name="T124_2"><text:s/>22.<text:s/></text:span><text:span text:style-name="T124_3">Prove</text:span><text:span text:style-name="T124_4"><text:s/></text:span><text:span text:style-name="T124_5">the</text:span><text:span text:style-name="T124_6"><text:s/></text:span><text:span text:style-name="T124_7">commutative</text:span><text:span text:style-name="T124_8"><text:s/></text:span><text:span text:style-name="T124_9">law</text:span><text:span text:style-name="T124_10"><text:s/></text:span><text:span text:style-name="T124_11">of</text:span><text:span text:style-name="T124_12"><text:s/></text:span><text:span text:style-name="T124_13">set</text:span><text:span text:style-name="T124_14">-</text:span><text:span text:style-name="T124_15">intersection</text:span><text:span text:style-name="T124_16">,<text:s/></text:span><text:span text:style-name="T124_17">A</text:span><text:span text:style-name="T124_18"><text:s/>∩<text:s/></text:span><text:span text:style-name="T124_19">B</text:span><text:span text:style-name="T124_20"><text:s/>=<text:s/></text:span><text:span text:style-name="T124_21">B</text:span><text:span text:style-name="T124_22"><text:s/>∩<text:s/></text:span><text:span text:style-name="T124_23">A</text:span><text:span text:style-name="T124_24">.</text:span></text:p>
      <text:p text:style-name="P125"/>
      <text:p text:style-name="P126"><text:span text:style-name="T126_1">Exercise</text:span><text:span text:style-name="T126_2"><text:s/>23.<text:s/></text:span><text:span text:style-name="T126_3">Express</text:span><text:span text:style-name="T126_4"><text:s/></text:span><text:span text:style-name="T126_5">the</text:span><text:span text:style-name="T126_6"><text:s/></text:span><text:span text:style-name="T126_7">commutative</text:span><text:span text:style-name="T126_8"><text:s/></text:span><text:span text:style-name="T126_9">law</text:span><text:span text:style-name="T126_10"><text:s/></text:span><text:span text:style-name="T126_11">of</text:span><text:span text:style-name="T126_12"><text:s/></text:span><text:span text:style-name="T126_13">set</text:span><text:span text:style-name="T126_14">-</text:span><text:span text:style-name="T126_15">intersection</text:span><text:span text:style-name="T126_16"><text:s/></text:span><text:span text:style-name="T126_17">in</text:span><text:span text:style-name="T126_18"><text:s/></text:span><text:span text:style-name="T126_19">terms</text:span><text:span text:style-name="T126_20"><text:s/></text:span><text:span text:style-name="T126_21">of</text:span><text:span text:style-name="T126_22"><text:s/></text:span><text:span text:style-name="T126_23">the</text:span></text:p>
      <text:p text:style-name="P127"><text:span text:style-name="T127_1">set</text:span><text:span text:style-name="T127_2"><text:s/></text:span><text:span text:style-name="T127_3">operations</text:span><text:span text:style-name="T127_4"><text:s/></text:span><text:span text:style-name="T127_5">and</text:span><text:span text:style-name="T127_6"><text:s/></text:span><text:span text:style-name="T127_7">Boolean</text:span><text:span text:style-name="T127_8"><text:s/></text:span><text:span text:style-name="T127_9">operations</text:span><text:span text:style-name="T127_10"><text:s/></text:span><text:span text:style-name="T127_11">defined</text:span><text:span text:style-name="T127_12"><text:s/></text:span><text:span text:style-name="T127_13">in</text:span><text:span text:style-name="T127_14"><text:s/></text:span><text:span text:style-name="T127_15">the</text:span><text:span text:style-name="T127_16"><text:s/></text:span><text:span text:style-name="T127_17">Stdm</text:span><text:span text:style-name="T127_18"><text:s/></text:span><text:span text:style-name="T127_19">module</text:span><text:span text:style-name="T127_20">.</text:span></text:p>
      <text:p text:style-name="P128"/>
      <text:p text:style-name="P129"><text:span text:style-name="T129_1">Exercise</text:span><text:span text:style-name="T129_2"><text:s/>24.<text:s/></text:span><text:span text:style-name="T129_3">Prove</text:span><text:span text:style-name="T129_4"><text:s/></text:span><text:span text:style-name="T129_5">the</text:span><text:span text:style-name="T129_6"><text:s/></text:span><text:span text:style-name="T129_7">associative</text:span><text:span text:style-name="T129_8"><text:s/></text:span><text:span text:style-name="T129_9">law</text:span><text:span text:style-name="T129_10"><text:s/></text:span><text:span text:style-name="T129_11">of</text:span><text:span text:style-name="T129_12"><text:s/></text:span><text:span text:style-name="T129_13">set</text:span><text:span text:style-name="T129_14">-</text:span><text:span text:style-name="T129_15">union</text:span><text:span text:style-name="T129_16">,<text:s/>(</text:span><text:span text:style-name="T129_17">A</text:span><text:span text:style-name="T129_18">∪</text:span><text:span text:style-name="T129_19">B</text:span><text:span text:style-name="T129_20">)∪</text:span><text:span text:style-name="T129_21">C</text:span><text:span text:style-name="T129_22"><text:s/>=<text:s/></text:span><text:span text:style-name="T129_23">A</text:span><text:span text:style-name="T129_24">∪(</text:span><text:span text:style-name="T129_25">B</text:span><text:span text:style-name="T129_26"><text:s/>∪</text:span><text:span text:style-name="T129_27">C</text:span><text:span text:style-name="T129_28">).</text:span></text:p>
      <text:p text:style-name="P130"><text:span text:style-name="T130_1">Exercise</text:span><text:span text:style-name="T130_2"><text:s/>25.<text:s/></text:span><text:span text:style-name="T130_3">Prove</text:span><text:span text:style-name="T130_4"><text:s/></text:span><text:span text:style-name="T130_5">that</text:span><text:span text:style-name="T130_6"><text:s/></text:span><text:span text:style-name="T130_7">the</text:span><text:span text:style-name="T130_8"><text:s/></text:span><text:span text:style-name="T130_9">difference</text:span><text:span text:style-name="T130_10"><text:s/></text:span><text:span text:style-name="T130_11">between</text:span><text:span text:style-name="T130_12"><text:s/></text:span><text:span text:style-name="T130_13">two</text:span><text:span text:style-name="T130_14"><text:s/></text:span><text:span text:style-name="T130_15">sets</text:span><text:span text:style-name="T130_16"><text:s/></text:span><text:span text:style-name="T130_17">is</text:span><text:span text:style-name="T130_18"><text:s/></text:span><text:span text:style-name="T130_19">the</text:span><text:span text:style-name="T130_20"><text:s/></text:span><text:span text:style-name="T130_21">intersection</text:span><text:span text:style-name="T130_22"><text:s/></text:span><text:span text:style-name="T130_23">of</text:span></text:p>
      <text:p text:style-name="P131"><text:span text:style-name="T131_1">one</text:span><text:span text:style-name="T131_2"><text:s/></text:span><text:span text:style-name="T131_3">with</text:span><text:span text:style-name="T131_4"><text:s/></text:span><text:span text:style-name="T131_5">the</text:span><text:span text:style-name="T131_6"><text:s/></text:span><text:span text:style-name="T131_7">complement</text:span><text:span text:style-name="T131_8"><text:s/></text:span><text:span text:style-name="T131_9">of</text:span><text:span text:style-name="T131_10"><text:s/></text:span><text:span text:style-name="T131_11">the</text:span><text:span text:style-name="T131_12"><text:s/></text:span><text:span text:style-name="T131_13">other</text:span><text:span text:style-name="T131_14">,<text:s/></text:span><text:span text:style-name="T131_15">which</text:span><text:span text:style-name="T131_16"><text:s/></text:span><text:span text:style-name="T131_17">can</text:span><text:span text:style-name="T131_18"><text:s/></text:span><text:span text:style-name="T131_19">be</text:span><text:span text:style-name="T131_20"><text:s/></text:span><text:span text:style-name="T131_21">written</text:span><text:span text:style-name="T131_22"><text:s/></text:span><text:span text:style-name="T131_23">as</text:span></text:p>
      <text:p text:style-name="P132"><text:span text:style-name="T132_1">A</text:span><text:span text:style-name="T132_2">−</text:span><text:span text:style-name="T132_3">B</text:span><text:span text:style-name="T132_4"><text:s/>=</text:span><text:span text:style-name="T132_5">A</text:span><text:span text:style-name="T132_6">∩</text:span><text:span text:style-name="T132_7">B</text:span><text:span text:style-name="T132_8"><text:s/>.</text:span></text:p>
      <text:p text:style-name="P133"/>
      <text:p text:style-name="P134"><text:span text:style-name="T134_1">Exercise</text:span><text:span text:style-name="T134_2"><text:s/>26.<text:s/></text:span><text:span text:style-name="T134_3">Prove</text:span><text:span text:style-name="T134_4"><text:s/></text:span><text:span text:style-name="T134_5">that</text:span><text:span text:style-name="T134_6"><text:s/></text:span><text:span text:style-name="T134_7">union</text:span><text:span text:style-name="T134_8"><text:s/></text:span><text:span text:style-name="T134_9">distributes</text:span><text:span text:style-name="T134_10"><text:s/></text:span><text:span text:style-name="T134_11">over</text:span><text:span text:style-name="T134_12"><text:s/></text:span><text:span text:style-name="T134_13">intersection</text:span><text:span text:style-name="T134_14">,</text:span></text:p>
      <text:p text:style-name="P135"><text:span text:style-name="T135_1">A</text:span><text:span text:style-name="T135_2"><text:s/>∪<text:s/>(</text:span><text:span text:style-name="T135_3">B</text:span><text:span text:style-name="T135_4"><text:s/>∩<text:s/></text:span><text:span text:style-name="T135_5">C</text:span><text:span text:style-name="T135_6">)<text:s/>=<text:s/>(</text:span><text:span text:style-name="T135_7">A</text:span><text:span text:style-name="T135_8"><text:s/>∪<text:s/></text:span><text:span text:style-name="T135_9">B</text:span><text:span text:style-name="T135_10">)<text:s/>∩<text:s/>(</text:span><text:span text:style-name="T135_11">A</text:span><text:span text:style-name="T135_12"><text:s/>∪<text:s/></text:span><text:span text:style-name="T135_13">C</text:span><text:span text:style-name="T135_14">).</text:span></text:p>
      <text:p text:style-name="P136"/>
      <text:p text:style-name="P137"><text:span text:style-name="T137_1">Exercise</text:span><text:span text:style-name="T137_2"><text:s/>27.<text:s/></text:span><text:span text:style-name="T137_3">Prove</text:span><text:span text:style-name="T137_4"><text:s/></text:span><text:span text:style-name="T137_5">DeMorgan</text:span><text:span text:style-name="T137_6">’</text:span><text:span text:style-name="T137_7">s</text:span><text:span text:style-name="T137_8"><text:s/></text:span><text:span text:style-name="T137_9">law</text:span><text:span text:style-name="T137_10"><text:s/></text:span><text:span text:style-name="T137_11">for</text:span><text:span text:style-name="T137_12"><text:s/></text:span><text:span text:style-name="T137_13">set</text:span><text:span text:style-name="T137_14"><text:s/></text:span><text:span text:style-name="T137_15">intersection</text:span><text:span text:style-name="T137_16">,<text:s/>(</text:span><text:span text:style-name="T137_17">A</text:span><text:span text:style-name="T137_18"><text:s/>∩<text:s/></text:span><text:span text:style-name="T137_19">B</text:span><text:span text:style-name="T137_20">)<text:s/>=<text:s/></text:span><text:span text:style-name="T137_21">A</text:span><text:span text:style-name="T137_22"><text:s/>∪<text:s/></text:span><text:span text:style-name="T137_23">B</text:span><text:span text:style-name="T137_24"><text:s/>.</text:span></text:p>
      <text:p text:style-name="P138"/>
      <text:p text:style-name="P13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